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945in" fo:break-before="auto" style:use-optimal-row-height="true"/>
    </style:style>
    <style:style style:name="ro11" style:family="table-row">
      <style:table-row-properties style:row-height="0.2681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354in" fo:break-before="auto" style:use-optimal-row-height="true"/>
    </style:style>
    <style:style style:name="ro18" style:family="table-row">
      <style:table-row-properties style:row-height="0.7091in" fo:break-before="auto" style:use-optimal-row-height="true"/>
    </style:style>
    <style:style style:name="ro19" style:family="table-row">
      <style:table-row-properties style:row-height="0.3618in" fo:break-before="auto" style:use-optimal-row-height="true"/>
    </style:style>
    <style:style style:name="ro20" style:family="table-row">
      <style:table-row-properties style:row-height="0.8827in" fo:break-before="auto" style:use-optimal-row-height="true"/>
    </style:style>
    <style:style style:name="ro21" style:family="table-row">
      <style:table-row-properties style:row-height="0.4098in" fo:break-before="auto" style:use-optimal-row-height="true"/>
    </style:style>
    <style:style style:name="ro22" style:family="table-row">
      <style:table-row-properties style:row-height="0.2917in" fo:break-before="auto" style:use-optimal-row-height="true"/>
    </style:style>
    <style:style style:name="ro23" style:family="table-row">
      <style:table-row-properties style:row-height="1.002in" fo:break-before="auto" style:use-optimal-row-height="true"/>
    </style:style>
    <style:style style:name="ro24" style:family="table-row">
      <style:table-row-properties style:row-height="0.8047in" fo:break-before="auto" style:use-optimal-row-height="true"/>
    </style:style>
    <style:style style:name="ro25" style:family="table-row">
      <style:table-row-properties style:row-height="0.6075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035in" fo:break-before="auto" style:use-optimal-row-height="true"/>
    </style:style>
    <style:style style:name="ro28" style:family="table-row">
      <style:table-row-properties style:row-height="0.2154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52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6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8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8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09" style:family="table-cell" style:parent-style-name="Default">
      <style:text-properties style:font-name="Avenir" fo:font-style="normal" style:font-style-asian="normal" style:font-style-complex="normal"/>
    </style:style>
    <style:style style:name="ce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0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7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3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9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5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ackground-color="transparent" style:vertical-align="middle"/>
      <style:text-properties style:font-name="Avenir"/>
    </style:style>
    <style:style style:name="ce194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3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37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38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1" fo:font-weight="bold"/>
    </style:style>
    <style:style style:name="ce239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1" fo:font-weight="normal"/>
    </style:style>
    <style:style style:name="ce239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1" fo:font-weight="bold"/>
    </style:style>
    <style:style style:name="ce239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9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65" style:family="table-cell" style:parent-style-name="Default">
      <style:table-cell-properties fo:border="0.06pt solid #000000" style:vertical-align="middle"/>
      <style:text-properties style:font-name="Avenir"/>
    </style:style>
    <style:style style:name="ce20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6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7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0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0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1"/>
    </style:style>
    <style:style style:name="T5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Fehér Antal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58" calcext:value-type="float" table:number-columns-spanned="2" table:number-rows-spanned="1">
            <text:p>35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47" calcext:value-type="float">
            <text:p>34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50" calcext:value-type="float">
            <text:p>3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24" calcext:value-type="float">
            <text:p>24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20" calcext:value-type="float">
            <text:p>20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72" calcext:value-type="float">
            <text:p>72</text:p>
          </table:table-cell>
          <table:table-cell table:style-name="ce698" table:formula="of:=([.$M22]/[.$E$13])*100" office:value-type="float" office:value="20.7492795389049" calcext:value-type="float">
            <text:p>20.7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24" calcext:value-type="float">
            <text:p>24</text:p>
          </table:table-cell>
          <table:table-cell table:style-name="ce698" table:formula="of:=([.$M23]/[.$E$13])*100" office:value-type="float" office:value="6.9164265129683" calcext:value-type="float">
            <text:p>6.9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4" calcext:value-type="float">
            <text:p>4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61" calcext:value-type="float">
            <text:p>61</text:p>
          </table:table-cell>
          <table:table-cell table:style-name="ce698" table:formula="of:=([.$M24]/[.$E$13])*100" office:value-type="float" office:value="17.5792507204611" calcext:value-type="float">
            <text:p>17.5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42" calcext:value-type="float">
            <text:p>142</text:p>
          </table:table-cell>
          <table:table-cell table:style-name="ce698" table:formula="of:=([.$M25]/[.$E$13])*100" office:value-type="float" office:value="40.9221902017291" calcext:value-type="float">
            <text:p>40.92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64553314121038" calcext:value-type="float">
            <text:p>8.6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5.18731988472623" calcext:value-type="float">
            <text:p>5.19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7" calcext:value-type="float">
            <text:p>34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42" calcext:value-type="float">
            <text:p>14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452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2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76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31" calcext:value-type="float">
            <text:p>1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10" calcext:value-type="float">
            <text:p>1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2" calcext:value-type="float">
            <text:p>12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3" calcext:value-type="float">
            <text:p>3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4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4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8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89"/>
          <table:table-cell table:style-name="ce52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91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5" table:content-validation-name="val91" table:number-columns-spanned="3" table:number-rows-spanned="1"/>
          <table:covered-table-cell table:style-name="ce555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91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491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0]); &quot;-&quot;; VLOOKUP([.$A10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nc</text:p>
          </table:table-cell>
          <table:covered-table-cell table:number-columns-repeated="2" table:style-name="ce491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6" table:content-validation-name="val77" table:number-columns-spanned="3" table:number-rows-spanned="1"/>
          <table:covered-table-cell table:number-columns-repeated="2" table:style-name="ce492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89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9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number-columns-spanned="5" table:number-rows-spanned="1"/>
          <table:covered-table-cell table:number-columns-repeated="4" table:style-name="ce547"/>
          <table:table-cell table:style-name="ce20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8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office:value-type="string" calcext:value-type="string" table:number-columns-spanned="4" table:number-rows-spanned="1">
            <text:p>Pest</text:p>
          </table:table-cell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1"/>
          <table:covered-table-cell table:style-name="ce484"/>
          <table:table-cell table:style-name="Default"/>
        </table:table-row>
        <table:table-row table:style-name="ro6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2" table:content-validation-name="val5"/>
          <table:table-cell table:style-name="ce644" table:number-columns-spanned="2" table:number-rows-spanned="1"/>
          <table:covered-table-cell table:style-name="ce670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9"/>
          <table:covered-table-cell table:style-name="ce409"/>
          <table:table-cell table:style-name="ce479" table:content-validation-name="val87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6"/>
          <table:covered-table-cell table:style-name="ce399"/>
          <table:table-cell table:style-name="ce479" table:content-validation-name="val88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9"/>
        <table:table-column table:style-name="co25" table:default-cell-style-name="ce709"/>
        <table:table-column table:style-name="co26" table:default-cell-style-name="ce709"/>
        <table:table-column table:style-name="co27" table:default-cell-style-name="ce709"/>
        <table:table-column table:style-name="co28" table:default-cell-style-name="ce709"/>
        <table:table-column table:style-name="co29" table:default-cell-style-name="ce709"/>
        <table:table-column table:style-name="co28" table:number-columns-repeated="3" table:default-cell-style-name="ce709"/>
        <table:table-column table:style-name="co30" table:default-cell-style-name="ce709"/>
        <table:table-column table:style-name="co14" table:default-cell-style-name="ce709"/>
        <table:table-column table:style-name="co31" table:default-cell-style-name="ce709"/>
        <table:table-column table:style-name="co32" table:default-cell-style-name="ce709"/>
        <table:table-column table:style-name="co33" table:default-cell-style-name="ce709"/>
        <table:table-column table:style-name="co34" table:default-cell-style-name="ce70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7"/>
          <table:covered-table-cell table:number-columns-repeated="5" table:style-name="ce636"/>
          <table:covered-table-cell table:number-columns-repeated="2" table:style-name="ce587"/>
          <table:table-cell table:style-name="ce58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1633" table:number-columns-spanned="5" table:number-rows-spanned="1"/>
          <table:covered-table-cell table:number-columns-repeated="3" table:style-name="ce587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0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0" table:content-validation-name="val137" office:value-type="string" calcext:value-type="string">
            <text:p>Módosítók</text:p>
          </table:table-cell>
          <table:table-cell table:style-name="ce710" table:content-validation-name="val147" office:value-type="string" calcext:value-type="string">
            <text:p>Összesen</text:p>
          </table:table-cell>
          <table:table-cell table:style-name="ce587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587"/>
          <table:table-cell table:style-name="ce1112" table:content-validation-name="val178" table:formula="of:=SUM([.B5:.B6])" office:value-type="float" office:value="36" calcext:value-type="float">
            <text:p>36 HM</text:p>
          </table:table-cell>
          <table:table-cell table:style-name="ce58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2" table:content-validation-name="val125" office:value-type="float" office:value="10" calcext:value-type="float">
            <text:p>10</text:p>
          </table:table-cell>
          <table:table-cell table:style-name="ce802" table:content-validation-name="val138" table:formula="of:=([Alapértékek.C21])+([Alapértékek.C22])+[Alapértékek.$D$8]+(3*[Alapértékek.J34])" office:value-type="float" office:value="16" calcext:value-type="float">
            <text:p>16</text:p>
          </table:table-cell>
          <table:table-cell table:style-name="ce929" table:content-validation-name="val148" table:formula="of:=[.C4]+[.D4]" office:value-type="float" office:value="26" calcext:value-type="float">
            <text:p>26</text:p>
          </table:table-cell>
          <table:table-cell table:style-name="ce587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587"/>
          <table:table-cell table:style-name="ce1092" table:content-validation-name="val179" table:formula="of:=[$Data.C18]*(SUM([$Alapértékek.J32:.J53])+SUM([$Alapértékek.J18:.J21]))" office:value-type="float" office:value="36" calcext:value-type="float">
            <text:p>36 HM</text:p>
          </table:table-cell>
          <table:table-cell table:style-name="ce587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8" calcext:value-type="float">
            <text:p>18</text:p>
          </table:table-cell>
          <table:table-cell table:style-name="ce802" table:content-validation-name="val125" office:value-type="float" office:value="20" calcext:value-type="float">
            <text:p>20</text:p>
          </table:table-cell>
          <table:table-cell table:style-name="ce802" table:content-validation-name="val139" table:formula="of:=2*([Alapértékek.$C$18]+[Alapértékek.$C$20]+[Alapértékek.$C$21])" office:value-type="float" office:value="20" calcext:value-type="float">
            <text:p>20</text:p>
          </table:table-cell>
          <table:table-cell table:style-name="ce929" table:content-validation-name="val149" table:formula="of:=[.C5]+[.B5]+[.D5]" office:value-type="float" office:value="58" calcext:value-type="float">
            <text:p>58</text:p>
          </table:table-cell>
          <table:table-cell table:style-name="ce587" table:number-columns-repeated="5"/>
          <table:table-cell table:style-name="ce1637"/>
          <table:table-cell table:style-name="ce732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8" calcext:value-type="float">
            <text:p>18</text:p>
          </table:table-cell>
          <table:table-cell table:style-name="ce802" table:content-validation-name="val125" office:value-type="float" office:value="120" calcext:value-type="float">
            <text:p>120</text:p>
          </table:table-cell>
          <table:table-cell table:style-name="ce802" table:content-validation-name="val140" table:formula="of:=2*([Alapértékek.$C$20]+[Alapértékek.$C$21])" office:value-type="float" office:value="10" calcext:value-type="float">
            <text:p>10</text:p>
          </table:table-cell>
          <table:table-cell table:style-name="ce929" table:content-validation-name="val150" table:formula="of:=[.C6]+[.B6]+[.D6]" office:value-type="float" office:value="148" calcext:value-type="float">
            <text:p>148</text:p>
          </table:table-cell>
          <table:table-cell table:style-name="ce58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7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587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87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4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-2" calcext:value-type="float">
            <text:p>-2</text:p>
          </table:table-cell>
          <table:table-cell table:style-name="ce929" table:content-validation-name="val151" table:formula="of:=[.C8]+[.B8]+[.D8]" office:value-type="float" office:value="-32" calcext:value-type="float">
            <text:p>-32</text:p>
          </table:table-cell>
          <table:table-cell table:style-name="ce587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587"/>
          <table:table-cell table:style-name="ce1092" table:content-validation-name="val180" table:formula="of:=[Data.C22]*[Alapértékek.$D$8]" office:value-type="float" office:value="28" calcext:value-type="float">
            <text:p>28 HM</text:p>
          </table:table-cell>
          <table:table-cell table:style-name="ce58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 table:number-columns-spanned="9" table:number-rows-spanned="1"/>
          <table:covered-table-cell table:number-columns-repeated="5" table:style-name="ce636"/>
          <table:covered-table-cell table:number-columns-repeated="3" table:style-name="ce587"/>
          <table:table-cell table:style-name="ce58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0" calcext:value-type="float">
            <text:p>0</text:p>
          </table:table-cell>
          <table:table-cell table:style-name="ce587"/>
          <table:table-cell table:style-name="ce847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72" calcext:value-type="float">
            <text:p>72 KP</text:p>
          </table:table-cell>
          <table:table-cell table:style-name="ce587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587"/>
          <table:table-cell table:style-name="ce793" table:content-validation-name="val181" table:formula="of:=(([.I3]+[.I7])/[Alapértékek.D8])" office:value-type="float" office:value="5.14285714285714" calcext:value-type="float">
            <text:p>5.14 HM</text:p>
          </table:table-cell>
          <table:table-cell table:style-name="ce58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15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3" table:content-validation-name="val127" office:value-type="string" calcext:value-type="string">
            <text:p>Szint</text:p>
          </table:table-cell>
          <table:table-cell table:style-name="ce803" office:value-type="string" calcext:value-type="string">
            <text:p>KÉ</text:p>
          </table:table-cell>
          <table:table-cell table:style-name="ce803" office:value-type="string" calcext:value-type="string">
            <text:p>TÉ/CÉ</text:p>
          </table:table-cell>
          <table:table-cell table:style-name="ce803" office:value-type="string" calcext:value-type="string">
            <text:p>VÉ</text:p>
          </table:table-cell>
          <table:table-cell table:style-name="ce803" table:content-validation-name="val165" office:value-type="string" calcext:value-type="string">
            <text:p>Harckeret</text:p>
          </table:table-cell>
          <table:table-cell table:style-name="ce8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7" calcext:value-type="float">
            <text:p>7</text:p>
          </table:table-cell>
          <table:table-cell table:style-name="ce618" table:content-validation-name="val112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12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12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5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6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7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8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8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9];harcmodorok;3)+[.$E$8]" office:value-type="float" office:value="-62" calcext:value-type="float">
            <text:p>-6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2"/>
          <table:table-cell table:style-name="ce58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20];harcmodorok;3)+[.$E$8]" office:value-type="float" office:value="-62" calcext:value-type="float">
            <text:p>-6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2"/>
          <table:table-cell table:style-name="ce58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21];harcmodorok;3)+[.$E$8]" office:value-type="float" office:value="-62" calcext:value-type="float">
            <text:p>-6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2"/>
          <table:table-cell table:style-name="ce58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22];harcmodorok;3)+[.$E$8]" office:value-type="float" office:value="-62" calcext:value-type="float">
            <text:p>-6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2"/>
          <table:table-cell table:style-name="ce602"/>
          <table:table-cell table:style-name="ce1215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2" table:number-columns-spanned="9" table:number-rows-spanned="1"/>
          <table:covered-table-cell table:number-columns-repeated="7" table:style-name="ce602"/>
          <table:covered-table-cell table:style-name="ce111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6" office:value-type="string" calcext:value-type="string">
            <text:p>SP</text:p>
          </table:table-cell>
          <table:table-cell table:style-name="ce806" office:value-type="string" calcext:value-type="string" table:number-columns-spanned="2" table:number-rows-spanned="1">
            <text:p>Komment</text:p>
          </table:table-cell>
          <table:covered-table-cell table:style-name="ce73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7" table:content-validation-name="val129" office:value-type="float" office:value="1" calcext:value-type="float" table:number-columns-spanned="1" table:number-rows-spanned="2">
            <text:p>1</text:p>
          </table:table-cell>
          <table:table-cell table:style-name="ce873" table:content-validation-name="val112" table:formula="of:=VLOOKUP([.$A26];kezifegyverek_all;11;0) + ([.$C26]*[Data.$S$6])" office:value-type="float" office:value="-8" calcext:value-type="float">
            <text:p>-8</text:p>
          </table:table-cell>
          <table:table-cell table:style-name="ce873" table:content-validation-name="val112" table:formula="of:=VLOOKUP([.$A26];kezifegyverek_all;12;0) + ([.$C26]*[Data.$T$6])" office:value-type="float" office:value="-7" calcext:value-type="float">
            <text:p>-7</text:p>
          </table:table-cell>
          <table:table-cell table:style-name="ce873" table:content-validation-name="val112" table:formula="of:=VLOOKUP([.$A26];kezifegyverek_all;13;0) + ([.$C26]*[Data.$U$6])" office:value-type="float" office:value="-7" calcext:value-type="float">
            <text:p>-7</text:p>
          </table:table-cell>
          <table:table-cell table:style-name="ce873" table:content-validation-name="val167" table:formula="of:=[.AA26]" office:value-type="string" office:string-value="1 Z" calcext:value-type="string">
            <text:p>1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28" table:formula="of:= [.$C26] * [Data.$V$6]" office:value-type="float" office:value="1" calcext:value-type="float" table:number-columns-spanned="1" table:number-rows-spanned="2">
            <text:p>1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5" calcext:value-type="float">
            <text:p>5</text:p>
          </table:table-cell>
          <table:table-cell table:style-name="ce1447" table:formula="of:=IF(ISNUMBER([.$R26]); ([.$R26]+[.$S26]+[.$U26]))" office:value-type="float" office:value="1" calcext:value-type="float">
            <text:p>1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85" table:formula="of:=IF([.$Y26] = 1; &quot;/&quot; &amp; ([.$V26] + 2); &quot;&quot;)">
            <text:p/>
          </table:table-cell>
          <table:table-cell table:style-name="ce1495" table:formula="of:=IF(ISNUMBER([.$V26]); [.$V26] &amp; [.$Z26] &amp; &quot; &quot; &amp; [.$T26] &amp; [.$X26]; [Data.$C$32])" office:value-type="string" office:string-value="1 Z" calcext:value-type="string">
            <text:p>1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6 Z" calcext:value-type="string">
            <text:p>6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5" calcext:value-type="float">
            <text:p>5</text:p>
          </table:table-cell>
          <table:table-cell table:style-name="ce1447" table:formula="of:=IF(ISNUMBER([.$R27]); ([.$R27]+[.$S26]+[.$U27]))" office:value-type="float" office:value="6" calcext:value-type="float">
            <text:p>6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85" table:formula="of:=IF([.$Y27] = 1; &quot;/&quot; &amp; ([.$V27] + 2); &quot;&quot;)">
            <text:p/>
          </table:table-cell>
          <table:table-cell table:style-name="ce1495" table:formula="of:=IF(ISNUMBER([.$V27]); [.$V27] &amp; [.$Z27] &amp; &quot; &quot; &amp; [.$T27] &amp; [.$X27]; [Data.$C$32])" office:value-type="string" office:string-value="6 Z" calcext:value-type="string">
            <text:p>6 Z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0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2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85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5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2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85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5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2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85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2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85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17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7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2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8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17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5" calcext:value-type="float">
            <text:p>5</text:p>
          </table:table-cell>
          <table:table-cell table:style-name="ce621" table:number-columns-spanned="2" table:number-rows-spanned="1"/>
          <table:covered-table-cell table:style-name="ce6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6" office:value-type="string" calcext:value-type="string">
            <text:p>SP</text:p>
          </table:table-cell>
          <table:table-cell table:style-name="ce806" office:value-type="string" calcext:value-type="string" table:number-columns-spanned="2" table:number-rows-spanned="1">
            <text:p>Hatótáv + Komment</text:p>
          </table:table-cell>
          <table:covered-table-cell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2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5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07" table:content-validation-name="val131" office:value-type="float" office:value="0" calcext:value-type="float">
            <text:p>0</text:p>
          </table:table-cell>
          <table:table-cell table:style-name="ce85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7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7"/>
          <table:covered-table-cell table:style-name="ce794"/>
          <table:table-cell table:style-name="ce587"/>
          <table:table-cell table:style-name="Default" table:number-columns-repeated="3"/>
          <table:table-cell table:style-name="ce58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6];kezifegyverek_all;15;0); harcmodor_harcertekek;4;0 )+[.$D26]" office:value-type="float" office:value="22" calcext:value-type="float">
            <text:p>22</text:p>
          </table:table-cell>
          <table:table-cell table:style-name="ce756" table:content-validation-name="val142" table:formula="of:=VLOOKUP( VLOOKUP([.$A26];kezifegyverek_all;15;0); harcmodor_harcertekek;5;0 )+[.$E26]" office:value-type="float" office:value="63" calcext:value-type="float">
            <text:p>63</text:p>
          </table:table-cell>
          <table:table-cell table:style-name="ce816" table:content-validation-name="val142" table:formula="of:=VLOOKUP( VLOOKUP([.$A26];kezifegyverek_all;15;0); harcmodor_harcertekek;6;0 )+[.$F26]" office:value-type="float" office:value="153" calcext:value-type="float">
            <text:p>153</text:p>
          </table:table-cell>
          <table:table-cell table:style-name="ce857" table:content-validation-name="val171" table:formula="of:=[.G26]" office:value-type="string" office:string-value="1 Z" calcext:value-type="string">
            <text:p>1 Z</text:p>
          </table:table-cell>
          <table:table-cell table:style-name="ce104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30" calcext:value-type="float">
            <text:p>30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70" calcext:value-type="float">
            <text:p>7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60" calcext:value-type="float">
            <text:p>160</text:p>
          </table:table-cell>
          <table:table-cell table:style-name="ce711" table:content-validation-name="val168" table:formula="of:=[.G27]" office:value-type="string" office:string-value="6 Z" calcext:value-type="string">
            <text:p>6 Z</text:p>
          </table:table-cell>
          <table:table-cell table:style-name="ce99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2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8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29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7" calcext:value-type="float">
            <text:p>7</text:p>
          </table:table-cell>
          <table:table-cell table:style-name="ce826" table:content-validation-name="val153" table:formula="of:=ROUNDUP([Alapértékek.$D$32]*[Alapértékek.$J$35]*0.5)" office:value-type="float" office:value="7" calcext:value-type="float">
            <text:p>7</text:p>
          </table:table-cell>
          <table:table-cell table:style-name="ce916" table:number-columns-spanned="3" table:number-rows-spanned="1"/>
          <table:covered-table-cell table:style-name="ce940"/>
          <table:covered-table-cell table:style-name="ce1047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0" table:number-columns-spanned="2" table:number-rows-spanned="1"/>
          <table:covered-table-cell table:style-name="ce1060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4" table:number-columns-spanned="2" table:number-rows-spanned="1"/>
          <table:covered-table-cell table:style-name="ce1064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1"/>
          <table:table-cell table:style-name="ce933" table:content-validation-name="val133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Elsődleges fegyver</text:p>
          </table:table-cell>
          <table:table-cell table:style-name="ce766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85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5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Másodlagos fegyver</text:p>
          </table:table-cell>
          <table:table-cell table:style-name="ce766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2" table:number-columns-repeated="2"/>
          <table:table-cell table:style-name="ce633"/>
          <table:table-cell table:style-name="ce732"/>
          <table:table-cell table:style-name="ce633" table:number-columns-repeated="3"/>
          <table:table-cell table:style-name="ce11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15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842"/>
          <table:table-cell table:style-name="ce94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7"/>
          <table:table-cell table:style-name="ce1513"/>
          <table:table-cell table:style-name="ce14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7"/>
          <table:table-cell table:style-name="ce1513"/>
          <table:table-cell table:style-name="ce14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9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9" table:content-validation-name="val155" table:formula="of:=ROUNDUP(SUM([Alapértékek.$J18:.$J22])/[Alapértékek.$D$8])" office:value-type="float" office:value="1" calcext:value-type="float">
            <text:p>1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1" table:number-columns-spanned="2" table:number-rows-spanned="1"/>
          <table:covered-table-cell table:style-name="ce77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8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2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10" calcext:value-type="float">
            <text:p>1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8" table:content-validation-name="val124" office:value-type="float" office:value="1" calcext:value-type="float" table:number-columns-spanned="2" table:number-rows-spanned="1">
            <text:p>1</text:p>
          </table:table-cell>
          <table:covered-table-cell table:style-name="ce778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02" table:number-columns-repeated="2"/>
          <table:table-cell table:number-columns-repeated="3"/>
          <table:table-cell table:style-name="ce602"/>
          <table:table-cell table:style-name="ce1116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7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1049"/>
          <table:table-cell table:style-name="ce1101" table:number-columns-repeated="2"/>
          <table:table-cell table:style-name="ce1056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1049"/>
          <table:table-cell table:style-name="ce1101"/>
          <table:table-cell table:style-name="ce1103"/>
          <table:table-cell table:style-name="ce1176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63"/>
          <table:table-cell table:style-name="ce1028"/>
          <table:table-cell table:style-name="ce1105"/>
          <table:table-cell table:style-name="ce1178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65"/>
          <table:table-cell table:style-name="ce1030"/>
          <table:table-cell table:style-name="ce1107"/>
          <table:table-cell table:style-name="ce1179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87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87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7" calcext:value-type="float">
            <text:p>7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7" table:number-columns-repeated="5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4"/>
          <table:table-cell table:style-name="ce382"/>
          <table:table-cell table:style-name="ce587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7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9"/>
          <table:table-cell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92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5" calcext:value-type="float" table:number-columns-spanned="2" table:number-rows-spanned="2">
            <text:p>5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13" calcext:value-type="float" table:number-columns-spanned="1" table:number-rows-spanned="2">
            <text:p>13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4" calcext:value-type="float">
            <text:p>4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18" calcext:value-type="float" table:number-columns-spanned="2" table:number-rows-spanned="1">
            <text:p>18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61" calcext:value-type="float" table:number-columns-spanned="2" table:number-rows-spanned="1">
            <text:p>61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30" calcext:value-type="float" table:number-columns-spanned="3" table:number-rows-spanned="1">
            <text:p>30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2"/>
          <table:covered-table-cell table:style-name="ce1147" table:content-validation-name="val112"/>
          <table:covered-table-cell table:style-name="ce1562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2"/>
          <table:covered-table-cell table:style-name="ce1563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2"/>
          <table:covered-table-cell table:style-name="ce1563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7" calcext:value-type="float" table:number-columns-spanned="2" table:number-rows-spanned="1">
            <text:p>7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24" calcext:value-type="float">
            <text:p>24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Slan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office:value-type="string" calcext:value-type="string" table:number-columns-spanned="3" table:number-rows-spanned="1">
            <text:p>10 perc golyószóró (aranyharang)</text:p>
          </table:table-cell>
          <table:covered-table-cell table:number-columns-repeated="2" table:style-name="ce1366"/>
          <table:table-cell table:style-name="ce1467" office:value-type="float" office:value="1" calcext:value-type="float">
            <text:p>1</text:p>
          </table:table-cell>
          <table:table-cell table:style-name="ce1437" office:value-type="float" office:value="1" calcext:value-type="float">
            <text:p>1</text:p>
          </table:table-cell>
          <table:table-cell table:style-name="ce1487" table:content-validation-name="val112" table:formula="of:=[.$L13]*[$Data.$C$12]" office:value-type="float" office:value="6" calcext:value-type="float">
            <text:p>6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office:value-type="string" calcext:value-type="string" table:number-columns-spanned="3" table:number-rows-spanned="1">
            <text:p>Elképesztő ébresztő (chi harc)</text:p>
          </table:table-cell>
          <table:covered-table-cell table:number-columns-repeated="2" table:style-name="ce1366"/>
          <table:table-cell table:style-name="ce1467" office:value-type="float" office:value="1" calcext:value-type="float">
            <text:p>1</text:p>
          </table:table-cell>
          <table:table-cell table:style-name="ce1437" office:value-type="float" office:value="1" calcext:value-type="float">
            <text:p>1</text:p>
          </table:table-cell>
          <table:table-cell table:style-name="ce1487" table:content-validation-name="val112" table:formula="of:=[.$L14]*[$Data.$C$12]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office:value-type="string" calcext:value-type="string" table:number-columns-spanned="3" table:number-rows-spanned="1">
            <text:p>Forró drót (sárkányököl vasököl)</text:p>
          </table:table-cell>
          <table:covered-table-cell table:number-columns-repeated="2" table:style-name="ce1366"/>
          <table:table-cell table:style-name="ce1467" office:value-type="float" office:value="1" calcext:value-type="float">
            <text:p>1</text:p>
          </table:table-cell>
          <table:table-cell table:style-name="ce1437" office:value-type="float" office:value="1" calcext:value-type="float">
            <text:p>1</text:p>
          </table:table-cell>
          <table:table-cell table:style-name="ce1487" table:content-validation-name="val112" table:formula="of:=[.$L15]*[$Data.$C$12]" office:value-type="float" office:value="6" calcext:value-type="float">
            <text:p>6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6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36"/>
        <table:table-column table:style-name="co61" table:default-cell-style-name="ce1836"/>
        <table:table-column table:style-name="co40" table:number-columns-repeated="2" table:default-cell-style-name="ce1836"/>
        <table:table-column table:style-name="co62" table:default-cell-style-name="ce1836"/>
        <table:table-column table:style-name="co40" table:number-columns-repeated="2" table:default-cell-style-name="ce1836"/>
        <table:table-column table:style-name="co63" table:default-cell-style-name="ce1836"/>
        <table:table-column table:style-name="co64" table:default-cell-style-name="ce1836"/>
        <table:table-column table:style-name="co40" table:number-columns-repeated="7" table:default-cell-style-name="ce1836"/>
        <table:table-column table:style-name="co65" table:default-cell-style-name="ce226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6"/>
          <table:table-cell table:style-name="ce2191"/>
          <table:table-cell table:style-name="ce852" table:number-columns-repeated="241"/>
          <table:table-cell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number-columns-repeated="16126"/>
        </table:table-row>
        <table:table-row table:style-name="ro17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17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number-columns-repeated="16126"/>
        </table:table-row>
        <table:table-row table:style-name="ro19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16358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16367"/>
        </table:table-row>
        <table:table-row table:style-name="ro17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1"> </text:span><text:span text:style-name="T12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16367"/>
        </table:table-row>
        <table:table-row table:style-name="ro17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16358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number-columns-repeated="16126"/>
        </table:table-row>
        <table:table-row table:style-name="ro20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number-columns-repeated="16126"/>
        </table:table-row>
        <table:table-row table:style-name="ro19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number-columns-repeated="16126"/>
        </table:table-row>
        <table:table-row table:style-name="ro8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696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16367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.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number-columns-repeated="16126"/>
        </table:table-row>
        <table:table-row table:style-name="ro2">
          <table:table-cell table:style-name="ce852"/>
          <table:table-cell table:style-name="ce1696" table:number-columns-repeated="15"/>
          <table:table-cell table:style-name="ce2191"/>
          <table:table-cell table:style-name="ce852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19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16358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16367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16367"/>
        </table:table-row>
        <table:table-row table:style-name="ro8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5">20m </text:span><text:span text:style-name="T16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16358"/>
        </table:table-row>
        <table:table-row table:style-name="ro8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number-columns-repeated="16126"/>
        </table:table-row>
        <table:table-row table:style-name="ro2">
          <table:table-cell table:style-name="ce852"/>
          <table:table-cell table:style-name="ce1696" table:number-columns-repeated="15"/>
          <table:table-cell table:style-name="ce2191"/>
          <table:table-cell table:style-name="ce852" table:number-columns-repeated="9"/>
          <table:table-cell table:number-columns-repeated="16358"/>
        </table:table-row>
        <table:table-row table:style-name="ro19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16367"/>
        </table:table-row>
        <table:table-row table:style-name="ro19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8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16358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16358"/>
        </table:table-row>
        <table:table-row table:style-name="ro17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96" table:number-columns-repeated="7"/>
          <table:table-cell table:number-columns-repeated="3"/>
          <table:table-cell table:style-name="ce1696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96" table:number-columns-repeated="7"/>
          <table:table-cell table:number-columns-repeated="3"/>
          <table:table-cell table:style-name="ce1696" table:number-columns-repeated="3"/>
          <table:table-cell/>
          <table:table-cell table:style-name="ce2184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96" table:number-columns-repeated="4"/>
          <table:table-cell table:number-columns-repeated="8"/>
          <table:table-cell table:style-name="ce2184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16368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43"/>
        <table:table-column table:style-name="co76" table:default-cell-style-name="ce2353"/>
        <table:table-column table:style-name="co77" table:default-cell-style-name="ce2361"/>
        <table:table-column table:style-name="co78" table:default-cell-style-name="ce2343"/>
        <table:table-column table:style-name="co79" table:default-cell-style-name="ce2371"/>
        <table:table-column table:style-name="co80" table:default-cell-style-name="ce2343"/>
        <table:table-column table:style-name="co81" table:default-cell-style-name="ce2343"/>
        <table:table-column table:style-name="co82" table:default-cell-style-name="ce2343"/>
        <table:table-column table:style-name="co83" table:default-cell-style-name="ce2379"/>
        <table:table-column table:style-name="co84" table:default-cell-style-name="ce2343"/>
        <table:table-column table:style-name="co85" table:default-cell-style-name="ce2343"/>
        <table:table-column table:style-name="co86" table:default-cell-style-name="Default"/>
        <table:table-column table:style-name="co87" table:default-cell-style-name="ce2343"/>
        <table:table-column table:style-name="co88" table:default-cell-style-name="ce2343"/>
        <table:table-column table:style-name="co7" table:default-cell-style-name="ce2343"/>
        <table:table-column table:style-name="co89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44"/>
          <table:covered-table-cell table:style-name="ce1945"/>
          <table:covered-table-cell table:number-columns-repeated="3" table:style-name="ce1944"/>
          <table:covered-table-cell table:style-name="ce2378"/>
          <table:covered-table-cell table:number-columns-repeated="2" table:style-name="ce1944"/>
          <table:covered-table-cell/>
          <table:covered-table-cell table:style-name="ce1944"/>
          <table:covered-table-cell table:number-columns-repeated="3"/>
        </table:table-row>
        <table:table-row table:style-name="ro2">
          <table:table-cell table:number-columns-repeated="4"/>
          <table:table-cell table:style-name="ce1945"/>
          <table:table-cell table:style-name="ce1944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44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44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44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3" office:value-type="string" calcext:value-type="string">
            <text:p>Alkoholista</text:p>
          </table:table-cell>
          <table:table-cell table:style-name="ce238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71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44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3" office:value-type="string" calcext:value-type="string">
            <text:p>Bajnok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44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3" office:value-type="string" calcext:value-type="string">
            <text:p>Bukott gyógyító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3" office:value-type="string" calcext:value-type="string">
            <text:p>Gyerekgyilkos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3" office:value-type="string" calcext:value-type="string">
            <text:p>Gyilkos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3" office:value-type="string" calcext:value-type="string">
            <text:p>Hírhedt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0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3" office:value-type="string" calcext:value-type="string">
            <text:p>Hős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1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3" office:value-type="string" calcext:value-type="string">
            <text:p>Szolgalelkű</text:p>
          </table:table-cell>
          <table:table-cell table:style-name="ce238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3" office:value-type="string" calcext:value-type="string">
            <text:p>Misztikus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2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Default"/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Default"/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2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Default"/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Default"/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ce2375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33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2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52"/>
        <table:table-column table:style-name="co91" table:default-cell-style-name="ce852"/>
        <table:table-column table:style-name="co40" table:number-columns-repeated="254" table:default-cell-style-name="ce852"/>
        <table:table-column table:style-name="co14" table:number-columns-repeated="16128" table:default-cell-style-name="ce852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number-columns-repeated="16382"/>
        </table:table-row>
        <table:table-row table:style-name="ro21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83"/>
          <table:table-cell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83"/>
          <table:table-cell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38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383"/>
          <table:table-cell table:number-columns-repeated="16382"/>
        </table:table-row>
        <table:table-row table:style-name="ro21">
          <table:table-cell table:style-name="ce238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38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6.3</text:p>
          </table:table-cell>
        </table:table-row>
        <table:table-row table:style-name="ro27">
          <table:table-cell table:style-name="ce2385" office:value-type="string" calcext:value-type="string">
            <text:p>* Helyismeret db számláló</text:p>
          </table:table-cell>
        </table:table-row>
        <table:table-row table:style-name="ro27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27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27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27">
          <table:table-cell table:style-name="ce2385" office:value-type="string" calcext:value-type="string">
            <text:p>* Leíró Hátterek bekerültek</text:p>
          </table:table-cell>
        </table:table-row>
        <table:table-row table:style-name="ro27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6.2</text:p>
          </table:table-cell>
        </table:table-row>
        <table:table-row table:style-name="ro27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27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27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7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27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27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6.1</text:p>
          </table:table-cell>
        </table:table-row>
        <table:table-row table:style-name="ro27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27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27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27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27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27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6.0</text:p>
          </table:table-cell>
        </table:table-row>
        <table:table-row table:style-name="ro27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7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5.1</text:p>
          </table:table-cell>
        </table:table-row>
        <table:table-row table:style-name="ro27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27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27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27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5.0 – 1K</text:p>
          </table:table-cell>
        </table:table-row>
        <table:table-row table:style-name="ro27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27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27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27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27">
          <table:table-cell table:style-name="ce2385" office:value-type="string" calcext:value-type="string">
            <text:p>* SFÉ számítása automatikus</text:p>
          </table:table-cell>
        </table:table-row>
        <table:table-row table:style-name="ro27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27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27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27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27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27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2</text:p>
          </table:table-cell>
        </table:table-row>
        <table:table-row table:style-name="ro27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27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27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1</text:p>
          </table:table-cell>
        </table:table-row>
        <table:table-row table:style-name="ro27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27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27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27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27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5" office:value-type="string" calcext:value-type="string">
            <text:p>* Szakma lista</text:p>
          </table:table-cell>
        </table:table-row>
        <table:table-row table:style-name="ro28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3.0</text:p>
          </table:table-cell>
        </table:table-row>
        <table:table-row table:style-name="ro29">
          <table:table-cell table:style-name="ce2385" office:value-type="string" calcext:value-type="string">
            <text:p>* Történelemismeret: Átfogó</text:p>
          </table:table-cell>
        </table:table-row>
        <table:table-row table:style-name="ro29">
          <table:table-cell table:style-name="ce2385" office:value-type="string" calcext:value-type="string">
            <text:p>* Műveltség: Átlagos (új)</text:p>
          </table:table-cell>
        </table:table-row>
        <table:table-row table:style-name="ro29">
          <table:table-cell table:style-name="ce2385" office:value-type="string" calcext:value-type="string">
            <text:p>* Irodalom-ismeret megszűnt</text:p>
          </table:table-cell>
        </table:table-row>
        <table:table-row table:style-name="ro29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4</text:p>
          </table:table-cell>
        </table:table-row>
        <table:table-row table:style-name="ro29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9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3</text:p>
          </table:table-cell>
        </table:table-row>
        <table:table-row table:style-name="ro29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9">
          <table:table-cell table:style-name="ce2386" office:value-type="string" calcext:value-type="string">
            <text:p>V8.2.2</text:p>
          </table:table-cell>
        </table:table-row>
        <table:table-row table:style-name="ro29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385" office:value-type="string" calcext:value-type="string">
            <text:p>* Kétkezes harc táblázat</text:p>
          </table:table-cell>
        </table:table-row>
        <table:table-row table:style-name="ro29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1.1</text:p>
          </table:table-cell>
        </table:table-row>
        <table:table-row table:style-name="ro29">
          <table:table-cell table:style-name="ce2385" office:value-type="string" calcext:value-type="string">
            <text:p>* Max szint: 21</text:p>
          </table:table-cell>
        </table:table-row>
        <table:table-row table:style-name="ro29">
          <table:table-cell table:style-name="ce2385" office:value-type="string" calcext:value-type="string">
            <text:p>* KP Alap: 150</text:p>
          </table:table-cell>
        </table:table-row>
        <table:table-row table:style-name="ro29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27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9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7.9.1</text:p>
          </table:table-cell>
        </table:table-row>
        <table:table-row table:style-name="ro29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27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27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27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7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3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343"/>
        <table:table-column table:style-name="co94" table:default-cell-style-name="ce1610"/>
        <table:table-column table:style-name="co15" table:default-cell-style-name="ce2343"/>
        <table:table-column table:style-name="co9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89" table:default-cell-style-name="ce2343"/>
        <table:table-column table:style-name="co103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918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79"/>
          <table:covered-table-cell table:style-name="ce2090"/>
          <table:covered-table-cell table:number-columns-repeated="6" table:style-name="ce2079"/>
          <table:covered-table-cell table:number-columns-repeated="3" table:style-name="ce2221"/>
          <table:covered-table-cell table:style-name="ce20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79"/>
          <table:table-cell table:style-name="ce2090"/>
          <table:table-cell table:style-name="ce2079" table:number-columns-repeated="6"/>
          <table:table-cell table:style-name="ce2221" table:number-columns-repeated="3"/>
          <table:table-cell table:style-name="ce207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04" office:value-type="string" calcext:value-type="string">
            <text:p>Szint</text:p>
          </table:table-cell>
          <table:table-cell table:style-name="ce2204" office:value-type="string" calcext:value-type="string" table:number-columns-spanned="2" table:number-rows-spanned="1">
            <text:p>KP</text:p>
          </table:table-cell>
          <table:covered-table-cell table:style-name="ce220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3" office:value-type="string" calcext:value-type="string">
            <text:p>Fok</text:p>
          </table:table-cell>
          <table:table-cell table:style-name="ce20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2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7" table:number-columns-repeated="3"/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87"/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3" table:content-validation-name="val218" office:value-type="string" calcext:value-type="string">
            <text:p>Fok</text:p>
          </table:table-cell>
          <table:table-cell table:style-name="ce2073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00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0" office:value-type="string" calcext:value-type="string">
            <text:p>Erőbónusz</text:p>
          </table:table-cell>
          <table:table-cell table:style-name="ce1702" table:formula="of:=[$Alapértékek.C18]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7" table:content-validation-name="val5"/>
          <table:table-cell table:style-name="ce207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3" table:content-validation-name="val5"/>
          <table:table-cell table:style-name="ce2066" table:content-validation-name="val5" table:number-columns-repeated="2"/>
          <table:table-cell table:style-name="ce2353" table:content-validation-name="val5"/>
          <table:table-cell table:style-name="ce2092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5" table:content-validation-name="val5"/>
          <table:table-cell table:style-name="ce207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5" table:content-validation-name="val5" office:value-type="string" calcext:value-type="string">
            <text:p>Szúró</text:p>
          </table:table-cell>
          <table:table-cell table:style-name="ce2075" table:content-validation-name="val5" office:value-type="string" calcext:value-type="string">
            <text:p>Vágó</text:p>
          </table:table-cell>
          <table:table-cell table:style-name="ce2075" table:content-validation-name="val5" office:value-type="string" calcext:value-type="string">
            <text:p>Zúzó</text:p>
          </table:table-cell>
          <table:table-cell table:style-name="ce207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1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1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1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1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1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1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1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5" table:content-validation-name="val5" office:value-type="string" calcext:value-type="string">
            <text:p>SFÉ</text:p>
          </table:table-cell>
          <table:table-cell table:style-name="ce207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5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69" office:value-type="string" calcext:value-type="string">
            <text:p>Szorzó</text:p>
          </table:table-cell>
          <table:table-cell table:style-name="ce2077" table:content-validation-name="val216" office:value-type="string" calcext:value-type="string">
            <text:p>Köv</text:p>
          </table:table-cell>
          <table:table-cell table:style-name="ce206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70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070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070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70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70" table:content-validation-name="val217" table:formula="of:=IF([$Alapértékek.$D$48]&gt;=3; ROUNDDOWN([.$C82]*VLOOKUP([$Alapértékek.$D$48];harcmodorok;2)); 0)" office:value-type="float" office:value="1" calcext:value-type="float">
            <text:p>1</text:p>
          </table:table-cell>
          <table:table-cell table:style-name="ce2070" table:content-validation-name="val217" table:formula="of:=IF([$Alapértékek.$D$48]&gt;=3; ROUNDDOWN([.$C82]*VLOOKUP([$Alapértékek.$D$48];harcmodorok;3)); 0)" office:value-type="float" office:value="5" calcext:value-type="float">
            <text:p>5</text:p>
          </table:table-cell>
          <table:table-cell table:style-name="ce2070" table:content-validation-name="val217" table:formula="of:=IF([$Alapértékek.$D$48]&gt;=3; ROUNDDOWN([.$C82]*VLOOKUP([$Alapértékek.$D$48];harcmodorok;4)); 0)" office:value-type="float" office:value="5" calcext:value-type="float">
            <text:p>5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70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70" table:content-validation-name="val217" table:formula="of:=IF([$Alapértékek.$D$48]&gt;=6; ROUNDDOWN([.$C83]*VLOOKUP([$Alapértékek.$D$48];harcmodorok;2)); 0)" office:value-type="float" office:value="3" calcext:value-type="float">
            <text:p>3</text:p>
          </table:table-cell>
          <table:table-cell table:style-name="ce2070" table:content-validation-name="val217" table:formula="of:=IF([$Alapértékek.$D$48]&gt;=3; ROUNDDOWN([.$C83]*VLOOKUP([$Alapértékek.$D$48];harcmodorok;3)); 0)" office:value-type="float" office:value="10" calcext:value-type="float">
            <text:p>10</text:p>
          </table:table-cell>
          <table:table-cell table:style-name="ce2070" table:content-validation-name="val217" table:formula="of:=IF([$Alapértékek.$D$48]&gt;=3; ROUNDDOWN([.$C83]*VLOOKUP([$Alapértékek.$D$48];harcmodorok;4)); 0)" office:value-type="float" office:value="10" calcext:value-type="float">
            <text:p>1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70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70" table:content-validation-name="val217" table:formula="of:=IF([$Alapértékek.$D$48]&gt;=6; ROUNDDOWN([.$C84]*VLOOKUP([$Alapértékek.$D$48];harcmodorok;2)); 0)" office:value-type="float" office:value="7" calcext:value-type="float">
            <text:p>7</text:p>
          </table:table-cell>
          <table:table-cell table:style-name="ce2070" table:content-validation-name="val217" table:formula="of:=IF([$Alapértékek.$D$48]&gt;=3; ROUNDDOWN([.$C84]*VLOOKUP([$Alapértékek.$D$48];harcmodorok;3)); 0)" office:value-type="float" office:value="21" calcext:value-type="float">
            <text:p>21</text:p>
          </table:table-cell>
          <table:table-cell table:style-name="ce2070" table:content-validation-name="val217" table:formula="of:=IF([$Alapértékek.$D$48]&gt;=3; ROUNDDOWN([.$C84]*VLOOKUP([$Alapértékek.$D$48];harcmodorok;4)); 0)" office:value-type="float" office:value="21" calcext:value-type="float">
            <text:p>21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69" office:value-type="string" calcext:value-type="string" table:number-columns-spanned="2" table:number-rows-spanned="1">
            <text:p>Közelharc köv.</text:p>
          </table:table-cell>
          <table:covered-table-cell table:style-name="ce2077" table:content-validation-name="val216"/>
          <table:table-cell table:style-name="ce206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7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70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7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70" table:content-validation-name="val217" office:value-type="float" office:value="2" calcext:value-type="float">
            <text:p>2</text:p>
          </table:table-cell>
          <table:table-cell table:number-columns-repeated="2" table:style-name="ce2070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7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70" table:content-validation-name="val217" office:value-type="float" office:value="4" calcext:value-type="float">
            <text:p>4</text:p>
          </table:table-cell>
          <table:table-cell table:number-columns-repeated="2" table:style-name="ce2070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2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13"/>
          <table:table-cell table:style-name="ce2066" table:number-columns-repeated="2"/>
          <table:table-cell table:style-name="ce2353"/>
          <table:table-cell table:style-name="ce2092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13"/>
          <table:table-cell table:style-name="ce2066" table:number-columns-repeated="2"/>
          <table:table-cell table:style-name="ce2353"/>
          <table:table-cell table:style-name="ce2092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13"/>
          <table:table-cell table:style-name="ce2066" table:number-columns-repeated="2"/>
          <table:table-cell table:style-name="ce2353"/>
          <table:table-cell table:style-name="ce2092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13"/>
          <table:table-cell table:style-name="ce2066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20:34:54.11108749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date>2025-08-21T20:51:19.168022334</dc:date>
    <meta:editing-cycles>1096</meta:editing-cycles>
    <meta:editing-duration>P9DT23H29M5S</meta:editing-duration>
    <meta:document-statistic meta:table-count="11" meta:cell-count="47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